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04e0" officeooo:paragraph-rsid="000704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градата е дело на архитект Дочев и се намира в полите на Стара Планина. Тихо и уютно място е предвидено за тази сграда в гр. Карлово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bg" fo:country="BG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1T11:41:05.818000000</meta:creation-date>
    <dc:date>2024-08-01T11:42:48.490000000</dc:date>
    <meta:editing-duration>PT1M42S</meta:editing-duration>
    <meta:editing-cycles>1</meta:editing-cycles>
    <meta:document-statistic meta:table-count="0" meta:image-count="0" meta:object-count="0" meta:page-count="1" meta:paragraph-count="1" meta:word-count="26" meta:character-count="133" meta:non-whitespace-character-count="108"/>
    <meta:generator>LibreOffice/7.4.4.2$Windows_X86_64 LibreOffice_project/85569322deea74ec9134968a29af2df5663baa21</meta:generator>
  </office:meta>
</office:document-meta>
</file>